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6pt" fo:font-weight="bold" style:font-size-asian="16pt" style:font-weight-asian="bold" style:font-size-complex="16pt" style:font-weight-complex="bold"/>
    </style:style>
    <style:style style:name="P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5"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6" style:family="paragraph" style:parent-style-name="Standard" style:list-style-name="L1">
      <style:paragraph-properties fo:margin-left="0in" fo:margin-right="0in" fo:text-align="justify" style:justify-single-word="false" fo:text-indent="-0.0075in" style:auto-text-indent="false" style:writing-mode="lr-tb">
        <style:tab-stops/>
      </style:paragraph-properties>
      <style:text-properties fo:color="#000000" style:font-name="Times New Roman" fo:font-size="12pt" style:text-underline-style="none" fo:font-weight="bold" fo:background-color="transparent" style:font-size-asian="12pt" style:font-weight-asian="bold" style:font-size-complex="12pt" style:language-complex="fa" style:country-complex="IR" style:font-weight-complex="bold"/>
    </style:style>
    <style:style style:name="P7"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bold" fo:background-color="transparent" style:font-size-asian="12pt" style:font-weight-asian="bold" style:font-size-complex="12pt" style:language-complex="fa" style:country-complex="IR" style:font-weight-complex="bold"/>
    </style:style>
    <style:style style:name="P8"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9" style:family="paragraph" style:parent-style-name="Standard">
      <style:paragraph-properties fo:margin-left="0in" fo:margin-right="0in" fo:text-align="justify" style:justify-single-word="false" fo:text-indent="0in" style:auto-text-indent="false" fo:break-before="page" style:writing-mode="lr-tb">
        <style:tab-stops/>
      </style:paragraph-properties>
      <style:text-properties fo:color="#000000"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10" style:family="paragraph" style:parent-style-name="Standard" style:list-style-name="L2">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bold" fo:background-color="transparent" style:font-size-asian="12pt" style:font-weight-asian="bold" style:font-size-complex="12pt" style:language-complex="fa" style:country-complex="IR" style:font-weight-complex="bold"/>
    </style:style>
    <style:style style:name="P11" style:family="paragraph" style:parent-style-name="Standard" style:list-style-name="L3">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12"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4pt" style:text-underline-style="none" fo:font-weight="bold" fo:background-color="transparent" style:font-size-asian="14pt" style:font-weight-asian="bold" style:font-size-complex="14pt" style:language-complex="fa" style:country-complex="IR" style:font-weight-complex="bold"/>
    </style:style>
    <style:style style:name="P13" style:family="paragraph" style:parent-style-name="Standard" style:list-style-name="L4">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14" style:family="paragraph" style:parent-style-name="Standard">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normal" fo:background-color="#ffff00" style:font-size-asian="12pt" style:font-weight-asian="normal" style:font-size-complex="12pt" style:language-complex="fa" style:country-complex="IR" style:font-weight-complex="normal"/>
    </style:style>
    <style:style style:name="P15" style:family="paragraph" style:parent-style-name="Standard">
      <style:paragraph-properties fo:margin-left="0in" fo:margin-right="0in" fo:text-align="center" style:justify-single-word="false" fo:text-indent="0in" style:auto-text-indent="false" style:writing-mode="lr-tb">
        <style:tab-stops/>
      </style:paragraph-properties>
      <style:text-properties fo:color="#000000"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16" style:family="paragraph" style:parent-style-name="Standard" style:list-style-name="L5">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bold" fo:background-color="transparent" style:font-size-asian="12pt" style:font-weight-asian="bold" style:font-size-complex="12pt" style:language-complex="fa" style:country-complex="IR" style:font-weight-complex="bold"/>
    </style:style>
    <style:style style:name="P17" style:family="paragraph" style:parent-style-name="Standard" style:list-style-name="L6">
      <style:paragraph-properties fo:margin-left="0in" fo:margin-right="0in" fo:text-align="justify" style:justify-single-word="false" fo:text-indent="0in" style:auto-text-indent="false" style:writing-mode="lr-tb">
        <style:tab-stops/>
      </style:paragraph-properties>
      <style:text-properties fo:color="#000000" style:font-name="Times New Roman" fo:font-size="12pt" style:text-underline-style="none" fo:font-weight="bold" fo:background-color="transparent" style:font-size-asian="12pt" style:font-weight-asian="bold" style:font-size-complex="12pt" style:language-complex="fa" style:country-complex="IR"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Chapter 4: Firewall</text:p>
      <text:p text:style-name="P3"/>
      <text:p text:style-name="P3"/>
      <text:p text:style-name="P3"/>
      <text:p text:style-name="P4">The firewall is a software (or a combination of software and hardware) that filters the packets passing through it. Filtering is a process in which the firewall uses a set of rules (and policies) to identify the fates of the packets based on their header information. Thus, the firewall can accept, deny or reject packets based on the matching of the rules or policies supplied by the user (administrator) to the firewall software.</text:p>
      <text:p text:style-name="P4"/>
      <text:p text:style-name="P5">4.1 <text:s text:c="2"/>Firewall Technologies</text:p>
      <text:p text:style-name="P4">Firewalls can be classified into three types based on what they do and the technologies used for building them. These are stateless, stateful and application-layer firewalls. Each have their own characteristics:</text:p>
      <text:p text:style-name="P4"/>
      <text:list text:style-name="L1">
        <text:list-item>
          <text:p text:style-name="P6">Stateless Firewalls: <text:span text:style-name="T1">These firewalls focus mainly on filtering packet based on their basic header information like the source and the destination IP addresses and port numbers in case of TCP or UDP. This means that they pay no attention to the stream of packets, their sessions and other detailed information. Thus, they interpret every single packet arriving as a new packet that does not have any relationship to the packets came after and before.</text:span></text:p>
        </text:list-item>
        <text:list-item>
          <text:p text:style-name="P6">Stateful Firewalls: <text:span text:style-name="T1">These firewalls focus on what lacks in the first type of firewalls (the stateless firewalls). This means that they keep track of connections passing through them which then results in inspecting packet based on their location in the stream of packets. They pay attention to well-known TCP or UDP ports and the protocols associated with these ports, so that they can inspect different application layer protocols' traffic e.g. http, ftp, ..., unless the two end-points use the same non-standard ports. This types of firewall also help prevent attacks and exploits or certain Denial-of-Service (DoS) attacks.</text:span></text:p>
        </text:list-item>
        <text:list-item>
          <text:p text:style-name="P6">Application Layer Firewalls: <text:span text:style-name="T1">These firewalls focus on what lacks in the second type of firewalls (the stateful firewall). They can inspect traffic passing through them that uses a application-layer protocol, even if the two end-points use the same non-standard protocols. These are also known as proxy-based firewalls.</text:span></text:p>
        </text:list-item>
      </text:list>
      <text:p text:style-name="P7"/>
      <text:p text:style-name="P8">Some of the functionalities in the new generation of firewalls can also be shared by Intrusion-Prevention Systems (IPS).</text:p>
      <text:p text:style-name="P8"/>
      <text:p text:style-name="P9">4.2 <text:s text:c="2"/>Different Types of Firewalls</text:p>
      <text:p text:style-name="P8">Firewalls also fall into four categories based on the TCP/IP layer(s) that they work in. </text:p>
      <text:p text:style-name="P8"/>
      <text:list text:style-name="L2">
        <text:list-item>
          <text:p text:style-name="P10">Internetwork Layer: <text:span text:style-name="T1">This category of firewalls has two sub-categories which are stateful and stateless firewalls which have been mentioned in Section 4.1.</text:span></text:p>
        </text:list-item>
        <text:list-item>
          <text:p text:style-name="P10">Application Layer: <text:span text:style-name="T1">Firewalls working in this layer inspect application-layer traffic based on various application-layer protocols that they can work with. This has also been mentioned in Section 4.1.</text:span></text:p>
        </text:list-item>
        <text:list-item>
          <text:p text:style-name="P10">Proxy: <text:span text:style-name="T1">A proxy device can act as a firewall in a way that it can pass some traffic through whilst blocking others. It can also cache information which then helps the network by decreasing bandwidth usage when many users are viewing a website which is cached (stored) on the proxy server and can be accessed without downloading that website twice or more, unless it has been changed.</text:span></text:p>
        </text:list-item>
        <text:list-item>
          <text:p text:style-name="P10">Network Address Translation (Masquerading): <text:span text:style-name="T1">Firewalls often have NAT functionality which help them protect the network by hiding the private network from the public (e.g. the Internet). This is achieved by translating private IP addresses assigned to the Intranet to public IP address of the firewall which is connected to a public network (e.g. the Internet). For some application layer protocols to work behind the firewalls that provide NAT functionality, they should alter and translate application-layer protocols' headers and data into the parameters specified by the network administrator. Firewalls with NAT functionality can also forward TCP/UDP ports of the servers that provide some services to the public by translating ports which is called port forwarding.</text:span></text:p>
        </text:list-item>
      </text:list>
      <text:p text:style-name="P8"/>
      <text:p text:style-name="P8">The Netfilter/IPtables fall into many categories including stateful firewalls and NAT. The Netfilter is an extensible infrastructure built in the Linux kernel. There are four modules that take advantage of the Netfilter infrastructure to provide services needed by all types of networks ranging from SOHO (Small Office Home Office) to corporate. They are listed below:</text:p>
      <text:p text:style-name="P8"/>
      <text:list text:style-name="L3">
        <text:list-item>
          <text:p text:style-name="P11">The ipchains backward compatibility module (which has been removed recently),</text:p>
        </text:list-item>
        <text:list-item>
          <text:p text:style-name="P11">The IPtables modules,</text:p>
        </text:list-item>
        <text:list-item>
          <text:p text:style-name="P11">The connection tracking modules,</text:p>
        </text:list-item>
        <text:list-item>
          <text:p text:style-name="P11">The NAT modules.</text:p>
        </text:list-item>
      </text:list>
      <text:p text:style-name="P8"/>
      <text:p text:style-name="P8">The IPtables refers to a module in the kernel-space which is a back-end to the user-space application which is the front-end used by the user (administrator) to define rules to filter traffic, to track connection (which is the concept of a stateful firewall) and to translate network addresses (NAT) bi-directionally.</text:p>
      <text:p text:style-name="P8"/>
      <text:p text:style-name="P8">The firewalls depending on your network design may be placed either in the DMZ or between your Intranet and Internet connection to separate them apart. The DMZ types are detailed in Section 4.3.</text:p>
      <text:p text:style-name="P12"/>
      <text:p text:style-name="P9">4.3<text:tab/>DMZ (Demilitarized Zone)</text:p>
      <text:p text:style-name="P8">There are times when you should publish some of your network services to be accessed from the Internet. In this scenario, you may compromise your security by doing this without knowing that the publishing of services will let intruders gain access to your private network (the Intranet) and steal your sensitive and critical data. This is where you may use three types of typical designs to lower the risk of exposing your network information to the outside world. It should be mentioned that it all depends on the type of network you are designing and what you are going to do, but these are the typical cases:</text:p>
      <text:p text:style-name="P8"/>
      <text:list text:style-name="L4">
        <text:list-item>
          <text:p text:style-name="P13"><text:span text:style-name="T2">Single Firewall (Intranet-&gt;Firewall-&gt;DMZ-&gt;Internet): </text:span>You can place the firewall between the DMZ and the Intranet to let the world access only to the DMZ and the Intranet access the DMZ and the Internet. This is shown in Figure 4-1.</text:p>
        </text:list-item>
      </text:list>
      <text:p text:style-name="P14"/>
      <text:p text:style-name="P8"/>
      <text:p text:style-name="P8"/>
      <text:p text:style-name="P8"/>
      <text:p text:style-name="P8"/>
      <text:p text:style-name="P15">[Figure 4-1. Single-Firewall1.png]</text:p>
      <text:p text:style-name="P8"/>
      <text:p text:style-name="P8"/>
      <text:p text:style-name="P8"/>
      <text:p text:style-name="P8"/>
      <text:p text:style-name="P8"/>
      <text:p text:style-name="P15">Figure 4-1. Placement of firewall between DMZ and Intranet</text:p>
      <text:p text:style-name="P8"/>
      <text:list text:style-name="L5">
        <text:list-item>
          <text:p text:style-name="P16">Single Firewall (Intranet &amp; DMZ-&gt;Firewall-&gt;Internet): <text:span text:style-name="T1">You can place the firewall between the Intranet including the DMZ and the Internet to let the world access to the Intranet including the DMZ and the Intranet access the DMZ directly and the Internet indirectly. This is shown in Figure 4-2.</text:span></text:p>
        </text:list-item>
      </text:list>
      <text:p text:style-name="P8"/>
      <text:p text:style-name="P8"/>
      <text:p text:style-name="P8"/>
      <text:p text:style-name="P8"/>
      <text:p text:style-name="P8"/>
      <text:p text:style-name="P15">[Figure 4-2. Single-Firewall2.png]</text:p>
      <text:p text:style-name="P8"/>
      <text:p text:style-name="P8"/>
      <text:p text:style-name="P8"/>
      <text:p text:style-name="P8"/>
      <text:p text:style-name="P8"/>
      <text:p text:style-name="P8"/>
      <text:p text:style-name="P15">Figure 4-2. Placement of firewall between Intranet including DMZ and the Internet</text:p>
      <text:p text:style-name="P8"/>
      <text:p text:style-name="P8"/>
      <text:p text:style-name="P8"/>
      <text:p text:style-name="P8"/>
      <text:list text:style-name="L6">
        <text:list-item>
          <text:p text:style-name="P17">Dual Firewalls (Intranet-&gt;Firewall-&gt;DMZ-&gt;Firewall-&gt;Internet): <text:span text:style-name="T1">This design is more secure than the two others in which it utilizes two firewall in order to lessen the possibility of attacks to the Intranet and also the DMZ. It is recommended to use two different vendors of firewalls. It would help if the intruder can pass through the first firewall, it takes more time to pass through the second one which the second firewall may not have the first one's vulnerabilities. This is the concept of “Defence in Depth” which can be employed to ensure more security by having a secure network both from the inside and at the outside. This is shown in Figure 4-3.</text:span></text:p>
        </text:list-item>
      </text:list>
      <text:p text:style-name="P8"/>
      <text:p text:style-name="P15"/>
      <text:p text:style-name="P15"/>
      <text:p text:style-name="P15"/>
      <text:p text:style-name="P15"/>
      <text:p text:style-name="P15">[Figure 4-3. Dual-Firewall.png]</text:p>
      <text:p text:style-name="P15"/>
      <text:p text:style-name="P15"/>
      <text:p text:style-name="P15"/>
      <text:p text:style-name="P15"/>
      <text:p text:style-name="P15"/>
      <text:p text:style-name="P15">Figure 4-3. Placement of firewalls between the Intranet, the DMZ and the Internet</text:p>
      <text:p text:style-name="P9">4.4<text:tab/>Summary:</text:p>
      <text:p text:style-name="P8">This chapter was an introduction to different types of firewalls based on the technologies used to build them and the TCP/IP layer that they can work in including their functionalities. In the former case, they are classified into three sub-categories consisting of stateless, stateful and application-layer firewalls. In the latter case, they are classified into four sub-categories consisting of application- and network-layer firewalls, proxies and NAT. The last section that were discussed was the DMZ and proper placement of the firewall(s) according to the importance of your network and the data with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4-<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7:03:10</meta:creation-date>
    <dc:date>2008-07-24T12:32:04</dc:date>
    <dc:language>en-US</dc:language>
    <meta:editing-cycles>245</meta:editing-cycles>
    <meta:editing-duration>PT8H16M4S</meta:editing-duration>
    <meta:user-defined meta:name="Info 1"/>
    <meta:user-defined meta:name="Info 2"/>
    <meta:user-defined meta:name="Info 3"/>
    <meta:user-defined meta:name="Info 4"/>
    <meta:document-statistic meta:table-count="0" meta:image-count="0" meta:object-count="0" meta:page-count="5" meta:paragraph-count="35" meta:word-count="1251" meta:character-count="7618"/>
  </office:meta>
</office:document-meta>
</file>